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paragraph-rsid="0007fc17"/>
    </style:style>
    <style:style style:name="P2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fo:font-weight="bold" style:font-size-asian="11pt" style:font-weight-asian="bold"/>
    </style:style>
    <style:style style:name="P3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 style:font-size-complex="10pt"/>
    </style:style>
    <style:style style:name="P5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/>
    </style:style>
    <style:style style:name="P6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/>
    </style:style>
    <style:style style:name="P7" style:family="paragraph" style:parent-style-name="Footer">
      <style:text-properties style:font-name="Liberation Serif" fo:font-size="9pt" style:font-size-asian="9pt" style:font-size-complex="9pt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Liberation Serif" officeooo:paragraph-rsid="0007fc17"/>
    </style:style>
    <style:style style:name="P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in"/>
        </style:tab-stops>
      </style:paragraph-properties>
      <style:text-properties style:font-name="Liberation Serif" officeooo:paragraph-rsid="0006641d"/>
    </style:style>
    <style:style style:name="P10" style:family="paragraph" style:parent-style-name="Standard">
      <style:paragraph-properties fo:text-align="center" style:justify-single-word="false"/>
      <style:text-properties fo:color="#ff3333" style:font-name="Liberation Serif" fo:font-size="11pt" officeooo:paragraph-rsid="0007fc17" style:font-size-asian="11pt"/>
    </style:style>
    <style:style style:name="P11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fo:font-weight="bold" style:font-size-asian="11pt" style:font-weight-asian="bold"/>
    </style:style>
    <style:style style:name="P12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/>
    </style:style>
    <style:style style:name="P14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07fc17" style:font-size-asian="9pt" style:font-style-asian="normal" style:font-weight-asian="normal" style:font-size-complex="9pt" style:text-emphasize="none"/>
    </style:style>
    <style:style style:name="T1" style:family="text">
      <style:text-properties fo:font-size="8pt" style:font-size-asian="8pt"/>
    </style:style>
    <style:style style:name="T2" style:family="text">
      <style:text-properties fo:font-size="8pt" officeooo:rsid="0006641d" style:font-size-asian="8pt"/>
    </style:style>
    <style:style style:name="T3" style:family="text">
      <style:text-properties fo:text-transform="uppercase" fo:font-size="11pt" fo:font-weight="bold" style:font-size-asian="11pt" style:font-weight-asian="bold"/>
    </style:style>
    <style:style style:name="T4" style:family="text">
      <style:text-properties fo:text-transform="uppercase" fo:font-size="11pt" fo:font-weight="bold" officeooo:rsid="0006641d" style:font-size-asian="11pt" style:font-weight-asian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officeooo:rsid="0006641d" style:font-size-asian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6641d" style:font-size-asian="11pt" style:font-size-complex="11pt"/>
    </style:style>
    <style:style style:name="T9" style:family="text">
      <style:text-properties fo:font-size="11pt" officeooo:rsid="000b0c20" style:font-size-asian="11pt" style:font-size-complex="11pt"/>
    </style:style>
    <style:style style:name="T10" style:family="text">
      <style:text-properties fo:font-size="11pt" officeooo:rsid="000aa4b2" style:font-size-asian="11pt"/>
    </style:style>
    <style:style style:name="T11" style:family="text">
      <style:text-properties fo:font-size="11pt" officeooo:rsid="000b0c20" style:font-size-asian="11pt"/>
    </style:style>
    <style:style style:name="T12" style:family="text">
      <style:text-properties fo:font-size="11pt" fo:font-weight="bold" style:font-size-asian="11pt" style:font-weight-asian="bold"/>
    </style:style>
    <style:style style:name="T13" style:family="text">
      <style:text-properties fo:font-size="11pt" fo:font-weight="bold" officeooo:rsid="0007fc17" style:font-size-asian="11pt" style:font-weight-asian="bold"/>
    </style:style>
    <style:style style:name="T14" style:family="text">
      <style:text-properties style:text-position="super 58%" fo:font-size="11pt" fo:font-weight="bold" style:font-size-asian="11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(</text:span><text:span text:style-name="T5">Detailed class schedule including ACDA meetings will be posted at a later date)</text:span></text:p>
      <text:p text:style-name="P2"/>
      <text:p text:style-name="P2">Wednesday <text:s/>- 3/29</text:p>
      <text:p text:style-name="P5">9:00 – 10:30<text:tab/>4 classes</text:p>
      <text:p text:style-name="P5">10:45 – 12:15<text:tab/>4 classes</text:p>
      <text:p text:style-name="P5">12:15 – 1:30<text:tab/>Lunch (75 min)</text:p>
      <text:p text:style-name="P5">1:30 – 3:00<text:tab/>4 classes</text:p>
      <text:p text:style-name="P5">3:15 – 4:15<text:tab/>Adjudicator panel</text:p>
      <text:p text:style-name="P5">4:30 – 6:00<text:tab/>Student Party &amp; Faculty gathering (90 minutes)</text:p>
      <text:p text:style-name="P5"/>
      <text:p text:style-name="P6"><text:span text:style-name="T5">6:30 – 8:30<text:tab/>Adjudicated concert #1 (10-</text:span><text:span text:style-name="T6">12</text:span><text:span text:style-name="T5"> pieces)*</text:span></text:p>
      <text:p text:style-name="P5"/>
      <text:p text:style-name="P2">Thursday - 3/30</text:p>
      <text:p text:style-name="P5">8:00 – 9:30<text:tab/>6 classes + Feedback session #1</text:p>
      <text:p text:style-name="P5">9:45 – 11:30<text:tab/>Informal showing (1hr 45min) 1 + 3 classes (90 minute classes)</text:p>
      <text:p text:style-name="P5">11:30 – 12:30<text:tab/>Lunch (60 min)</text:p>
      <text:p text:style-name="P5"/>
      <text:p text:style-name="P6"><text:span text:style-name="T5">12:30 – 2:30<text:tab/>Adjudicated concert #2 (</text:span><text:span text:style-name="T6">10</text:span><text:span text:style-name="T5"> pieces)*</text:span></text:p>
      <text:p text:style-name="P5"/>
      <text:p text:style-name="P5">2:45 – 4:15<text:tab/>6 classes + feedback session #2</text:p>
      <text:p text:style-name="P5">4:30 – 6:00<text:tab/>6 classes</text:p>
      <text:p text:style-name="P5">4:30 – 6:30<text:tab/>(ADF Audition)</text:p>
      <text:p text:style-name="P5"/>
      <text:p text:style-name="P6"><text:span text:style-name="T5">7:30 – 9:30<text:tab/>Adjudicated concert #3 (</text:span><text:span text:style-name="T10">8</text:span><text:span text:style-name="T5"> pieces)*</text:span></text:p>
      <text:p text:style-name="P5"/>
      <text:p text:style-name="P12">Friday - 3/31</text:p>
      <text:p text:style-name="P3">8:00 – 9:15<text:tab/>6 classes (75 minutes)</text:p>
      <text:p text:style-name="P3">9:30 – 11:30<text:tab/>Informal Showing #2 (2 hrs) + 3 classes (90 minute classes)</text:p>
      <text:p text:style-name="P3">11:30 – 12:45<text:tab/>Lunch (75 min)</text:p>
      <text:p text:style-name="P3">12:45– 2:15<text:tab/>6 classes + Feedback session #3</text:p>
      <text:p text:style-name="P6"><text:span text:style-name="T7">2:30 – 4:00<text:tab/>6 classe</text:span><text:span text:style-name="T8">s</text:span></text:p>
      <text:p text:style-name="P3"/>
      <text:p text:style-name="P6"><text:span text:style-name="T7">5:30-7:30<text:tab/>Adjudicated concert #4 (10-</text:span><text:span text:style-name="T8">12</text:span><text:span text:style-name="T7"> pieces)*</text:span></text:p>
      <text:p text:style-name="P3">7:45-9:15<text:tab/>Feedback #4</text:p>
      <text:p text:style-name="P4"/>
      <text:p text:style-name="P6"><text:span text:style-name="T12">Saturday - 4/1 (Gala concert </text:span><text:span text:style-name="T13">list will be </text:span><text:span text:style-name="T12">posted before 1</text:span><text:span text:style-name="T14">st</text:span><text:span text:style-name="T12"> class)</text:span></text:p>
      <text:p text:style-name="P5">9:00 – 10:30<text:tab/>5 or 6 classes <text:s/>(adjudicator master class)</text:p>
      <text:p text:style-name="P5">10:45 – 12:15<text:tab/>5 or 6 classes (adjudicator master classes)</text:p>
      <text:p text:style-name="P5">12:15 – 1:30<text:tab/>Lunch (75 min)</text:p>
      <text:p text:style-name="P5">1:30 – 3:00<text:tab/>5 or 6 classes (adjudicator master classes)</text:p>
      <text:p text:style-name="P5">3:15 – 4:45<text:tab/>5 or 6 classes</text:p>
      <text:p text:style-name="P5"/>
      <text:p text:style-name="P2">7:00<text:tab/>Gala Concert</text:p>
      <text:p text:style-name="P2"/>
      <text:p text:style-name="P2">ACDA Reception to follow!</text:p>
      <text:p text:style-name="P2"/>
      <text:p text:style-name="P6"><text:span text:style-name="T5">*Number of pieces might change depending on school arrivals </text:span><text:span text:style-name="T6">and technical sche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end" style:justify-single-word="false" style:page-number="auto"/>
      <style:text-properties style:font-name="Liberation Serif" officeooo:paragraph-rsid="0007fc17"/>
    </style:style>
    <style:style style:name="MP2" style:family="paragraph" style:parent-style-name="Standard">
      <style:paragraph-properties fo:text-align="center" style:justify-single-word="false"/>
      <style:text-properties style:font-name="Liberation Serif" officeooo:paragraph-rsid="0007fc17"/>
    </style:style>
    <style:style style:name="MP3" style:family="paragraph" style:parent-style-name="Standard">
      <style:paragraph-properties fo:text-align="center" style:justify-single-word="false"/>
      <style:text-properties fo:color="#ff3333" style:font-name="Liberation Serif" fo:font-size="11pt" officeooo:paragraph-rsid="0007fc17" style:font-size-asian="11pt"/>
    </style:style>
    <style:style style:name="MP4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07fc17" style:font-size-asian="9pt" style:font-style-asian="normal" style:font-weight-asian="normal" style:font-size-complex="9pt" style:text-emphasize="none"/>
    </style:style>
    <style:style style:name="MP5" style:family="paragraph" style:parent-style-name="Footer">
      <style:text-properties style:font-name="Liberation Serif" fo:font-size="9pt" style:font-size-asian="9pt" style:font-size-complex="9pt"/>
    </style:style>
    <style:style style:name="MT1" style:family="text">
      <style:text-properties fo:font-size="8pt" style:font-size-asian="8pt"/>
    </style:style>
    <style:style style:name="MT2" style:family="text">
      <style:text-properties fo:font-size="8pt" officeooo:rsid="0006641d" style:font-size-asian="8pt"/>
    </style:style>
    <style:style style:name="MT3" style:family="text">
      <style:text-properties fo:text-transform="uppercase" fo:font-size="11pt" fo:font-weight="bold" style:font-size-asian="11pt" style:font-weight-asian="bold"/>
    </style:style>
    <style:style style:name="MT4" style:family="text">
      <style:text-properties fo:text-transform="uppercase" fo:font-size="11pt" fo:font-weight="bold" officeooo:rsid="0006641d" style:font-size-asian="11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5in" fo:margin-left="0in" fo:margin-right="0in" fo:margin-bottom="0.2in" style:dynamic-spacing="false"/>
      </style:header-style>
      <style:footer-style>
        <style:header-footer-properties fo:min-height="0.25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pdated – </text:span><text:span text:style-name="MT2">0</text:span><text:span text:style-name="MT1">2/</text:span><text:span text:style-name="MT2">08</text:span><text:span text:style-name="MT1">/17</text:span></text:p>
        <text:p text:style-name="MP2"><text:span text:style-name="MT3">ACDA 2017 Central region </text:span><text:span text:style-name="MT4">GENERAL </text:span><text:span text:style-name="MT3">Schedule</text:span></text:p>
        <text:p text:style-name="MP3">SCHEDULE SUBJECT TO CHANGE</text:p>
      </style:header>
      <style:footer>
        <text:p text:style-name="MP4"><draw:frame draw:style-name="Mfr1" draw:name="Image2" text:anchor-type="paragraph" svg:x="0.0209in" svg:y="0.0311in" svg:width="0.9173in" svg:height="0.3764in" draw:z-index="0"><draw:image xlink:href="Pictures/1000404E00000D3B000004A15D83E7C7.svg" xlink:type="simple" xlink:show="embed" xlink:actuate="onLoad"/><draw:image xlink:href="Pictures/10000201000000800000002D70AD4C3A.png" xlink:type="simple" xlink:show="embed" xlink:actuate="onLoad"/></draw:frame>Except where otherwise noted, this work is licensed under</text:p>
        <text:p text:style-name="MP4">Creative Commons Attribution-ShareAlike 4.0. https://creativecommons.org/licenses/by-sa/4.0/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Vasquez</meta:initial-creator>
    <meta:editing-cycles>15</meta:editing-cycles>
    <meta:print-date>2017-01-31T19:58:00</meta:print-date>
    <meta:creation-date>2017-02-01T21:21:00</meta:creation-date>
    <dc:date>2017-02-09T23:12:28.433040990</dc:date>
    <meta:editing-duration>PT58M5S</meta:editing-duration>
    <meta:generator>LibreOffice/4.3.3.2$Linux_X86_64 LibreOffice_project/430m0$Build-2</meta:generator>
    <meta:document-statistic meta:table-count="0" meta:image-count="1" meta:object-count="0" meta:page-count="1" meta:paragraph-count="40" meta:word-count="255" meta:character-count="1596" meta:non-whitespace-character-count="1354"/>
    <meta:user-defined meta:name="AppVersion">12.0000</meta:user-defined>
    <meta:user-defined meta:name="Company">Wichita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